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  <style:text-properties style:font-name="Courier New" style:font-name-complex="Courier New" fo:color="#000000" fo:font-size="10pt" style:font-size-asian="10pt" style:font-size-complex="10pt"/>
    </style:style>
    <style:style style:name="P2" style:parent-style-name="Standaard" style:family="paragraph">
      <style:text-properties style:font-name="Courier New" style:font-name-complex="Courier New" fo:color="#000000" fo:font-size="10pt" style:font-size-asian="10pt" style:font-size-complex="10pt"/>
    </style:style>
    <style:style style:name="P3" style:parent-style-name="Standaard" style:family="paragraph">
      <style:text-properties style:font-name="Courier New" style:font-name-complex="Courier New" fo:color="#000000" fo:font-size="10pt" style:font-size-asian="10pt" style:font-size-complex="10pt"/>
    </style:style>
    <style:style style:name="P4" style:parent-style-name="Standaard" style:family="paragraph">
      <style:text-properties style:font-name="Courier New" style:font-name-complex="Courier New" fo:color="#000000" fo:font-size="10pt" style:font-size-asian="10pt" style:font-size-complex="10pt"/>
    </style:style>
    <style:style style:name="P5" style:parent-style-name="Standaard" style:family="paragraph">
      <style:text-properties style:font-name="Courier New" style:font-name-complex="Courier New" fo:color="#000000" fo:font-size="10pt" style:font-size-asian="10pt" style:font-size-complex="10pt"/>
    </style:style>
    <style:style style:name="P6" style:parent-style-name="Standaard" style:family="paragraph">
      <style:text-properties style:font-name="Courier New" style:font-name-complex="Courier New" fo:color="#000000" fo:font-size="10pt" style:font-size-asian="10pt" style:font-size-complex="10pt"/>
    </style:style>
  </office:automatic-styles>
  <office:body>
    <office:text text:use-soft-page-breaks="true">
      <text:p text:style-name="P1">εἰ μὲν περὶ καινοῦ τινος πράγματος προυτίθετ᾽, ὦ ἄνδρες Ἀθηναῖοι, λέγειν, ἐπισχὼν ἂν ἕως οἱ πλεῖστοι τῶν εἰωθότων γνώμην ἀπεφήναντο, εἰ μὲν ἤρεσκέ τί μοι τῶν ὑπὸ τούτων ῥηθέντων, ἡσυχίαν ἂν ἦγον, εἰ δὲ μή, τότ᾽ ἂν καὐτὸς ἐπειρώμην ἃ γιγνώσκω λέγειν: ἐπειδὴ δ᾽ ὑπὲρ ὧν πολλάκις εἰρήκασιν οὗτοι πρότερον συμβαίνει καὶ νυνὶ σκοπεῖν, ἡγοῦμαι καὶ πρῶτος ἀναστὰς εἰκότως ἂν συγγνώμης τυγχάνειν. εἰ γὰρ ἐκ τοῦ παρεληλυθότος χρόνου τὰ δέονθ᾽ οὗτοι συνεβούλευσαν, οὐδὲν ἂν ὑμᾶς νῦν ἔδει βουλεύεσθαι.</text:p>
      <text:p text:style-name="P2">πρῶτον μὲν οὖν οὐκ ἀθυμητέον, ὦ ἄνδρες Ἀθηναῖοι, τοῖς παροῦσι πράγμασιν, οὐδ᾽ εἰ πάνυ φαύλως ἔχειν δοκεῖ. ὃ γάρ ἐστι χείριστον αὐτῶν ἐκ τοῦ παρεληλυθότος χρόνου, τοῦτο πρὸς τὰ μέλλοντα βέλτιστον ὑπάρχει. τί οὖν ἐστι τοῦτο; ὅτι οὐδέν, ὦ ἄνδρες Ἀθηναῖοι, τῶν δεόντων ποιούντων ὑμῶν κακῶς τὰ πράγματ᾽ ἔχει: ἐπεί τοι, εἰ πάνθ᾽ ἃ προσῆκε πραττόντων οὕτως εἶχεν, οὐδ᾽ ἂν ἐλπὶς ἦν αὐτὰ βελτίω γενέσθαι.</text:p>
      <text:p text:style-name="P3">ἔπειτ᾽ ἐνθυμητέον καὶ παρ᾽ ἄλλων ἀκούουσι καὶ τοῖς εἰδόσιν αὐτοῖς ἀναμιμνῃσκομένοις, ἡλίκην ποτ᾽ ἐχόντων δύναμιν Λακεδαιμονίων, ἐξ οὗ χρόνος οὐ πολύς, ὡς καλῶς καὶ προσηκόντως οὐδὲν ἀνάξιον ὑμεῖς ἐπράξατε τῆς πόλεως, ἀλλ᾽ ὑπεμείναθ᾽ ὑπὲρ τῶν δικαίων τὸν πρὸς ἐκείνους πόλεμον. τίνος οὖν εἵνεκα ταῦτα λέγω; ἵν᾽ ἴδητ᾽, ὦ ἄνδρες Ἀθηναῖοι, καὶ θεάσησθε, ὅτι οὐδὲν οὔτε φυλαττομένοις ὑμῖν ἐστιν φοβερόν, οὔτ᾽, ἂν ὀλιγωρῆτε, τοιοῦτον οἷον ἂν ὑμεῖς βούλοισθε, παραδείγμασι χρώμενοι τῇ τότε ῥώμῃ τῶν Λακεδαιμονίων, ἧς ἐκρατεῖτ᾽ ἐκ τοῦ προσέχειν τοῖς πράγμασι τὸν νοῦν, καὶ τῇ νῦν ὕβρει τούτου, δι᾽ ἣν ταραττόμεθ᾽ ἐκ τοῦ μηδὲν φροντίζειν ὧν ἐχρῆν.</text:p>
      <text:p text:style-name="P4">εἰ δέ τις ὑμῶν, ὦ ἄνδρες Ἀθηναῖοι, δυσπολέμητον οἴεται τὸν Φίλιππον εἶναι, σκοπῶν τό τε πλῆθος τῆς ὑπαρχούσης αὐτῷ δυνάμεως καὶ τὸ τὰ χωρία πάντ᾽ ἀπολωλέναι τῇ πόλει, ὀρθῶς μὲν οἴεται, λογισάσθω μέντοι τοῦθ᾽, ὅτι εἴχομέν ποθ᾽ ἡμεῖς, ὦ ἄνδρες Ἀθηναῖοι, Πύδναν καὶ Ποτείδαιαν καὶ Μεθώνην καὶ πάντα τὸν τόπον τοῦτον οἰκεῖον κύκλῳ, καὶ πολλὰ τῶν μετ᾽ ἐκείνου νῦν ὄντων ἐθνῶν αὐτονομούμενα κἀλεύθερ᾽ ὑπῆρχε, καὶ μᾶλλον ἡμῖν ἐβούλετ᾽ ἔχειν οἰκείως ἢ 'κείνῳ.</text:p>
      <text:p text:style-name="P5">εἰ τοίνυν ὁ Φίλιππος τότε ταύτην ἔσχε τὴν γνώμην, ὡς χαλεπὸν πολεμεῖν ἐστιν Ἀθηναίοις ἔχουσι τοσαῦτ᾽ ἐπιτειχίσματα τῆς αὑτοῦ χώρας ἔρημον ὄντα συμμάχων, οὐδὲν ἂν ὧν νυνὶ πεποίηκεν ἔπραξεν οὐδὲ τοσαύτην ἐκτήσατ᾽ ἂν δύναμιν. ἀλλ᾽ εἶδεν, ὦ ἄνδρες Ἀθηναῖοι, τοῦτο καλῶς ἐκεῖνος, ὅτι ταῦτα μέν ἐστιν ἅπαντα τὰ χωρί᾽ ἆθλα τοῦ πολέμου κείμεν᾽ ἐν μέσῳ, φύσει δ᾽ ὑπάρχει τοῖς παροῦσι τὰ τῶν ἀπόντων, καὶ τοῖς ἐθέλουσι πονεῖν καὶ κινδυνεύειν τὰ τῶν ἀμελούντων.</text:p>
      <text:p text:style-name="P6">καὶ γάρ τοι ταύτῃ χρησάμενος τῇ γνώμῃ πάντα κατέστραπται καὶ ἔχει, τὰ μὲν ὡς ἂν ἑλών τις ἔχοι πολέμῳ, τὰ δὲ σύμμαχα καὶ φίλα ποιησάμενος: καὶ γὰρ συμμαχεῖν καὶ προσέχειν τὸν νοῦν τούτοις ἐθέλουσιν ἅπαντες, οὓς ἂν ὁρῶσι παρεσκευασμένους καὶ πράττειν ἐθέλοντας ἃ χρή.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thijs Risselada</meta:initial-creator>
    <dc:creator>Matthijs Risselada</dc:creator>
    <meta:creation-date>2020-06-05T06:16:00Z</meta:creation-date>
    <dc:date>2020-06-05T06:24:00Z</dc:date>
    <meta:template xlink:href="Normal.dotm" xlink:type="simple"/>
    <meta:editing-cycles>1</meta:editing-cycles>
    <meta:editing-duration>PT480S</meta:editing-duration>
    <meta:document-statistic meta:page-count="1" meta:paragraph-count="5" meta:word-count="414" meta:character-count="2691" meta:row-count="19" meta:non-whitespace-character-count="2282"/>
  </office:meta>
</office:document-meta>
</file>